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 style:data-style-name="N2" text:time-value="12:22:03.33798426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099" meta:object-count="0"/>
  </office:meta>
</office:document-meta>
</file>